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446" officeooo:paragraph-rsid="00114446" style:font-weight-asian="bold" style:font-weight-complex="bold"/>
    </style:style>
    <style:style style:name="P2" style:family="paragraph" style:parent-style-name="Standard">
      <style:text-properties officeooo:rsid="00114446" officeooo:paragraph-rsid="00114446"/>
    </style:style>
    <style:style style:name="P3" style:family="paragraph" style:parent-style-name="Standard">
      <style:text-properties officeooo:rsid="0013800c" officeooo:paragraph-rsid="0013800c"/>
    </style:style>
    <style:style style:name="P4" style:family="paragraph" style:parent-style-name="Standard">
      <style:text-properties officeooo:rsid="0014e12a" officeooo:paragraph-rsid="0014e12a"/>
    </style:style>
    <style:style style:name="P5" style:family="paragraph" style:parent-style-name="Standard">
      <style:text-properties officeooo:rsid="00165d01" officeooo:paragraph-rsid="00165d01"/>
    </style:style>
    <style:style style:name="P6" style:family="paragraph" style:parent-style-name="Standard">
      <style:text-properties officeooo:rsid="00165d01" officeooo:paragraph-rsid="0016968d"/>
    </style:style>
    <style:style style:name="P7" style:family="paragraph" style:parent-style-name="Standard">
      <style:text-properties officeooo:rsid="0016968d" officeooo:paragraph-rsid="0016968d"/>
    </style:style>
    <style:style style:name="P8" style:family="paragraph" style:parent-style-name="Standard">
      <style:text-properties officeooo:rsid="00170565" officeooo:paragraph-rsid="00170565"/>
    </style:style>
    <style:style style:name="P9" style:family="paragraph" style:parent-style-name="Standard">
      <style:text-properties officeooo:rsid="001ac674" officeooo:paragraph-rsid="0014e12a"/>
    </style:style>
    <style:style style:name="P10" style:family="paragraph" style:parent-style-name="Standard">
      <style:text-properties officeooo:rsid="001ac674" officeooo:paragraph-rsid="001ac674"/>
    </style:style>
    <style:style style:name="P11" style:family="paragraph" style:parent-style-name="Standard">
      <style:text-properties officeooo:rsid="001c51f0" officeooo:paragraph-rsid="001c51f0"/>
    </style:style>
    <style:style style:name="T1" style:family="text">
      <style:text-properties style:text-position="sub 58%" style:font-name="Liberation Serif"/>
    </style:style>
    <style:style style:name="T2" style:family="text">
      <style:text-properties style:text-position="sub 58%" style:font-name="Liberation Serif" officeooo:rsid="00127880"/>
    </style:style>
    <style:style style:name="T3" style:family="text">
      <style:text-properties style:text-position="sub 58%" style:font-name="Liberation Serif" officeooo:rsid="00165d01"/>
    </style:style>
    <style:style style:name="T4" style:family="text">
      <style:text-properties style:text-position="sub 58%" style:font-name="Liberation Sans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127880"/>
    </style:style>
    <style:style style:name="T8" style:family="text">
      <style:text-properties style:text-position="0% 100%" style:font-name="Liberation Serif" officeooo:rsid="00124f23"/>
    </style:style>
    <style:style style:name="T9" style:family="text">
      <style:text-properties style:text-position="0% 100%" style:font-name="Liberation Serif" officeooo:rsid="0014e12a"/>
    </style:style>
    <style:style style:name="T10" style:family="text">
      <style:text-properties style:text-position="0% 100%" style:font-name="Liberation Serif" officeooo:rsid="00165d01"/>
    </style:style>
    <style:style style:name="T11" style:family="text">
      <style:text-properties style:text-position="0% 100%" style:font-name="Liberation Serif" officeooo:rsid="0013800c"/>
    </style:style>
    <style:style style:name="T12" style:family="text">
      <style:text-properties style:text-position="0% 100%" style:font-name="Liberation Serif" officeooo:rsid="001ac674"/>
    </style:style>
    <style:style style:name="T13" style:family="text">
      <style:text-properties style:text-position="0% 100%" style:font-name="Liberation Serif" officeooo:rsid="001b8957"/>
    </style:style>
    <style:style style:name="T14" style:family="text">
      <style:text-properties style:text-position="0% 100%" style:font-name="Liberation Sans"/>
    </style:style>
    <style:style style:name="T15" style:family="text">
      <style:text-properties style:text-position="0% 100%" style:font-name="Liberation Sans" officeooo:rsid="0016968d"/>
    </style:style>
    <style:style style:name="T16" style:family="text">
      <style:text-properties style:text-position="0% 100%" style:font-name="Liberation Sans" officeooo:rsid="00165d01"/>
    </style:style>
    <style:style style:name="T17" style:family="text">
      <style:text-properties style:text-position="super 58%" style:font-name="Liberation Sans"/>
    </style:style>
    <style:style style:name="T18" style:family="text">
      <style:text-properties style:text-position="super 58%" style:font-name="Liberation Sans" officeooo:rsid="0016968d"/>
    </style:style>
    <style:style style:name="T19" style:family="text">
      <style:text-properties style:text-position="super 58%" style:font-name="Liberation Serif"/>
    </style:style>
    <style:style style:name="T20" style:family="text">
      <style:text-properties style:text-position="super 58%" style:font-name="Liberation Serif" officeooo:rsid="0013800c"/>
    </style:style>
    <style:style style:name="T21" style:family="text">
      <style:text-properties style:text-position="super 58%" style:font-name="Liberation Serif" officeooo:rsid="00169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Вариант 64</text:span></text:p>
      <text:p text:style-name="P2">На море в тумане катер береговой охраны преследует лодку браконьеров.</text:p>
      <text:p text:style-name="P2">Через определенный промежуток времени туман рассеивается, и лодка</text:p>
      <text:p text:style-name="P2">обнаруживается на расстоянии 18,3 км от катера. Затем лодка снова скрывается в</text:p>
      <text:p text:style-name="P2">тумане и уходит прямолинейно в неизвестном направлении. Известно, что скорость</text:p>
      <text:p text:style-name="P2">катера в 4,9 раза больше скорости браконьерской лодки.</text:p>
      <text:p text:style-name="P2">1. Запишите уравнение, описывающее движение катера, с начальными</text:p>
      <text:p text:style-name="P2">условиями для двух случаев (в зависимости от расположения катера</text:p>
      <text:p text:style-name="P2">относительно лодки в начальный момент времени).</text:p>
      <text:p text:style-name="P2">2. Постройте траекторию движения катера и лодки для двух случаев.</text:p>
      <text:p text:style-name="P2">3. Найдите точку пересечения траектории катера и лодки</text:p>
      <text:p text:style-name="P2"/>
      <text:p text:style-name="P3"><text:span text:style-name="T8">t</text:span><text:span text:style-name="T1">0 <text:s/></text:span><text:span text:style-name="T6">= 0 , x</text:span><text:span text:style-name="T1">л0 </text:span><text:span text:style-name="T6">= 0 — место нахождения лодки браконьеров в момент обнаружения</text:span></text:p>
      <text:p text:style-name="P3"><text:span text:style-name="T7"><text:s/>x</text:span><text:span text:style-name="T1">k0</text:span><text:span text:style-name="T2"> </text:span><text:span text:style-name="T7">= </text:span><text:span text:style-name="T10">k = 18,3</text:span><text:span text:style-name="T7"> — </text:span><text:span text:style-name="T6">место нахождения катера береговой охраны относительно лодки браконьеров в момент обнаружения лодки</text:span></text:p>
      <text:p text:style-name="P3"><text:span text:style-name="T6"/></text:p>
      <text:p text:style-name="P3"><text:span text:style-name="T6">θ = <text:s/>x</text:span><text:span text:style-name="T1">л0 </text:span><text:span text:style-name="T6">= 0</text:span></text:p>
      <text:p text:style-name="P3"><text:span text:style-name="T6"/></text:p>
      <text:p text:style-name="P3"><text:span text:style-name="T6">x = ?</text:span></text:p>
      <text:p text:style-name="P3"><text:span text:style-name="T6"/></text:p>
      <text:p text:style-name="P4"><text:span text:style-name="T6">x/v = k-x/4,9v — в первом случае или </text:span><text:span text:style-name="T10">=&gt; 4,9x = 18,3 - x =&gt; 5,9x = 18,3 =&gt; x</text:span><text:span text:style-name="T3">1</text:span><text:span text:style-name="T10"> = 18,3/5,9</text:span></text:p>
      <text:p text:style-name="P4"><text:span text:style-name="T6"/></text:p>
      <text:p text:style-name="P4"><text:span text:style-name="T6">x/v = k+x/4,9v — во втором </text:span><text:span text:style-name="T10">=&gt; 4,9x = 18,3+x =&gt; 3,9x = 18,3 =&gt; x</text:span><text:span text:style-name="T3">2</text:span><text:span text:style-name="T10"> = 18,3/3,9</text:span></text:p>
      <text:p text:style-name="P4"><text:span text:style-name="T6"/></text:p>
      <text:p text:style-name="P5"><text:span text:style-name="T6">v</text:span><text:span text:style-name="T1">r </text:span><text:span text:style-name="T6">= v = dr/dt </text:span></text:p>
      <text:p text:style-name="P5"><text:span text:style-name="T6"/></text:p>
      <text:p text:style-name="P5"><text:span text:style-name="T6">v</text:span><text:span text:style-name="T4">τ </text:span><text:span text:style-name="T14">= r(d</text:span><text:span text:style-name="T11">θ/</text:span><text:span text:style-name="T6">dt</text:span><text:span text:style-name="T14">)</text:span></text:p>
      <text:p text:style-name="P5"><text:span text:style-name="T14"/></text:p>
      <text:p text:style-name="P5"><text:span text:style-name="T6">v</text:span><text:span text:style-name="T4">τ </text:span><text:span text:style-name="T14">= sqrt(4.9</text:span><text:span text:style-name="T17">2</text:span><text:span text:style-name="T14">v</text:span><text:span text:style-name="T17">2</text:span><text:span text:style-name="T14"> — v</text:span><text:span text:style-name="T17">2</text:span><text:span text:style-name="T14">) = </text:span><text:span text:style-name="T15">sqrt(23.01v</text:span><text:span text:style-name="T18">2</text:span><text:span text:style-name="T15">) = sqrt(23.01)v</text:span></text:p>
      <text:p text:style-name="P5"><text:span text:style-name="T15"/></text:p>
      <text:p text:style-name="P6"><text:span text:style-name="T14">r(d</text:span><text:span text:style-name="T11">θ/</text:span><text:span text:style-name="T6">dt</text:span><text:span text:style-name="T14">) </text:span><text:span text:style-name="T15">= sqrt(23.01)v</text:span></text:p>
      <text:p text:style-name="P6"><text:span text:style-name="T15"/></text:p>
      <text:p text:style-name="P7"><text:span text:style-name="T15">{</text:span><text:span text:style-name="T14">dr/dt = v ; </text:span><text:span text:style-name="T16">r(d</text:span><text:span text:style-name="T11">θ/</text:span><text:span text:style-name="T10">dt</text:span><text:span text:style-name="T16">) </text:span><text:span text:style-name="T14">= sqrt(23.01)v с начальными условиями {</text:span><text:span text:style-name="T11">θ</text:span><text:span text:style-name="T1">0 </text:span><text:span text:style-name="T6">= 0 ; r</text:span><text:span text:style-name="T1">0</text:span><text:span text:style-name="T6"> = x</text:span><text:span text:style-name="T1">1 </text:span><text:span text:style-name="T6">или { </text:span><text:span text:style-name="T11">θ</text:span><text:span text:style-name="T1">0 </text:span><text:span text:style-name="T6">= -π ; r</text:span><text:span text:style-name="T1">0</text:span><text:span text:style-name="T6"> = x</text:span><text:span text:style-name="T1">2</text:span></text:p>
      <text:p text:style-name="P4"><text:span text:style-name="T6"/></text:p>
      <text:p text:style-name="P8"><text:span text:style-name="T6">dr/</text:span><text:span text:style-name="T16">d</text:span><text:span text:style-name="T11">θ </text:span><text:span text:style-name="T6">= r / sqrt(23.01) = решаем это и получаем =&gt; ln r = (</text:span><text:span text:style-name="T11">θ/</text:span><text:span text:style-name="T6">sqrt(23.01)) + c</text:span></text:p>
      <text:p text:style-name="P8"><text:span text:style-name="T6">=&gt; r = ce</text:span><text:span text:style-name="T19">(</text:span><text:span text:style-name="T20">θ/</text:span><text:span text:style-name="T19">sqrt(23.01))</text:span><text:span text:style-name="T6"> </text:span></text:p>
      <text:p text:style-name="P8"><text:span text:style-name="T6"/></text:p>
      <text:p text:style-name="P8"><text:span text:style-name="T6">r</text:span><text:span text:style-name="T1">1</text:span><text:span text:style-name="T6"> = 18.3/5.9e</text:span><text:span text:style-name="T19">(</text:span><text:span text:style-name="T20">θ/</text:span><text:span text:style-name="T19">sqrt(23.01))</text:span><text:span text:style-name="T6"> <text:s/>- <text:s/></text:span><text:span text:style-name="T9">в первом случае</text:span></text:p>
      <text:p text:style-name="P8"><text:span text:style-name="T6"/></text:p>
      <text:p text:style-name="P8"><text:span text:style-name="T6">r</text:span><text:span text:style-name="T1">2</text:span><text:span text:style-name="T6"> = 18.3/3.9e</text:span><text:span text:style-name="T19">(</text:span><text:span text:style-name="T20">θ</text:span><text:span text:style-name="T19">+</text:span><text:span text:style-name="T21">π</text:span><text:span text:style-name="T20">/</text:span><text:span text:style-name="T19">sqrt(23.01)) </text:span><text:span text:style-name="T6">- </text:span><text:span text:style-name="T9">во втором </text:span></text:p>
      <text:p text:style-name="P9"><text:span text:style-name="T6"/></text:p>
      <text:p text:style-name="P9"><text:bookmark-start text:name="__DdeLink__28_1736093134"/><text:span text:style-name="T6">// Исходные данные</text:span></text:p>
      <text:p text:style-name="P9"><text:span text:style-name="T6">k = 18.3; <text:s text:c="10"/>// начальное расстояние от лодки до катера (км)</text:span></text:p>
      <text:p text:style-name="P9"><text:span text:style-name="T6">n = 4.9; <text:s text:c="11"/>// отношение скоростей (катер/лодка)</text:span></text:p>
      <text:p text:style-name="P9"><text:span text:style-name="T6">fi = %pi / 4; <text:s text:c="6"/>// угол направления движения лодки (можно изменить)</text:span></text:p>
      <text:p text:style-name="P9"><text:span text:style-name="T6"/></text:p>
      <text:p text:style-name="P9"><text:span text:style-name="T6">// Вычисление начальных расстояний для двух случаев</text:span></text:p>
      <text:p text:style-name="P9"><text:span text:style-name="T6">x1 = k / (n + 1); <text:s text:c="2"/>// первый случай: 18.3/5.9</text:span></text:p>
      <text:p text:style-name="P9"><text:span text:style-name="T6">x2 = k / (n - 1); <text:s text:c="2"/>// второй случай: 18.3/3.9</text:span></text:p>
      <text:p text:style-name="P9"><text:span text:style-name="T6"/></text:p>
      <text:p text:style-name="P9"><text:span text:style-name="T6">// Функция, описывающая движение катера (dr/dθ = r/√(n²-1))</text:span></text:p>
      <text:p text:style-name="P9"><text:soft-page-break/><text:span text:style-name="T6">function dr = f(theta, r)</text:span></text:p>
      <text:p text:style-name="P9"><text:span text:style-name="T6"><text:s text:c="4"/>dr = r / sqrt(n*n - 1); <text:s/>// n²-1 = 4.9²-1 = 24.01-1 = 23.01</text:span></text:p>
      <text:p text:style-name="P9"><text:span text:style-name="T6">endfunction</text:span></text:p>
      <text:p text:style-name="P9"><text:span text:style-name="T6"/></text:p>
      <text:p text:style-name="P9"><text:span text:style-name="T6">//ПЕРВЫЙ СЛУЧАЙ</text:span></text:p>
      <text:p text:style-name="P9"><text:span text:style-name="T6">// Начальные условия: θ₀ = 0, r₀ = x₁</text:span></text:p>
      <text:p text:style-name="P9"><text:span text:style-name="T6">r0_1 = x1;</text:span></text:p>
      <text:p text:style-name="P9"><text:span text:style-name="T6">theta0_1 = 0;</text:span></text:p>
      <text:p text:style-name="P9"><text:span text:style-name="T6">theta1 = 0:0.01:2*%pi; <text:s/>// диапазон углов для первого случая</text:span></text:p>
      <text:p text:style-name="P9"><text:span text:style-name="T6"/></text:p>
      <text:p text:style-name="P9"><text:span text:style-name="T6">// Решение дифференциального уравнения</text:span></text:p>
      <text:p text:style-name="P9"><text:span text:style-name="T6">r1 = ode(r0_1, theta0_1, theta1, f);</text:span></text:p>
      <text:p text:style-name="P9"><text:span text:style-name="T6"/></text:p>
      <text:p text:style-name="P9"><text:span text:style-name="T6">// </text:span><text:span text:style-name="T13">В</text:span><text:span text:style-name="T6">ТОРОЙ СЛУЧАЙ</text:span></text:p>
      <text:p text:style-name="P9"><text:span text:style-name="T6">// Начальные условия: θ₀ = -π, r₀ = x₂</text:span></text:p>
      <text:p text:style-name="P9"><text:span text:style-name="T6">r0_2 = x2;</text:span></text:p>
      <text:p text:style-name="P9"><text:span text:style-name="T6">theta0_2 = -%pi;</text:span></text:p>
      <text:p text:style-name="P9"><text:span text:style-name="T6">theta2 = -%pi:0.01:%pi; <text:s/>// диапазон углов для второго случая</text:span></text:p>
      <text:p text:style-name="P9"><text:span text:style-name="T6"/></text:p>
      <text:p text:style-name="P9"><text:span text:style-name="T6">// Решение дифференциального уравнения</text:span></text:p>
      <text:p text:style-name="P9"><text:span text:style-name="T6">r2 = ode(r0_2, theta0_2, theta2, f);</text:span></text:p>
      <text:p text:style-name="P9"><text:span text:style-name="T6"/></text:p>
      <text:p text:style-name="P9"><text:span text:style-name="T6">//ДВИЖЕНИЕ ЛОДКИ</text:span></text:p>
      <text:p text:style-name="P9"><text:span text:style-name="T6">// Лодка движется прямолинейно под углом fi</text:span></text:p>
      <text:p text:style-name="P9"><text:span text:style-name="T6">function xt = lodka(t)</text:span></text:p>
      <text:p text:style-name="P9"><text:span text:style-name="T6"><text:s text:c="4"/>xt = tan(fi) * t;</text:span></text:p>
      <text:p text:style-name="P9"><text:span text:style-name="T6">endfunction</text:span></text:p>
      <text:p text:style-name="P9"><text:span text:style-name="T6"/></text:p>
      <text:p text:style-name="P9"><text:span text:style-name="T6">t = 0:0.1:25; <text:s/>// параметр для построения траектории лодки</text:span></text:p>
      <text:p text:style-name="P9"><text:span text:style-name="T6"/></text:p>
      <text:p text:style-name="P9"><text:span text:style-name="T6">// ПОСТРОЕНИЕ ГРАФИКОВ</text:span></text:p>
      <text:p text:style-name="P9"><text:span text:style-name="T6">// Создаем фигуру с двумя подграфиками</text:span></text:p>
      <text:p text:style-name="P9"><text:span text:style-name="T6">scf(0);</text:span></text:p>
      <text:p text:style-name="P9"><text:span text:style-name="T6">clf;</text:span></text:p>
      <text:p text:style-name="P9"><text:span text:style-name="T6"/></text:p>
      <text:p text:style-name="P9"><text:span text:style-name="T6">// Первый подграфик - случай 1</text:span></text:p>
      <text:p text:style-name="P9"><text:span text:style-name="T6">subplot(1,2,1);</text:span></text:p>
      <text:p text:style-name="P9"><text:span text:style-name="T6">polarplot(theta1, r1, style=color('blue'), linewidth=2);</text:span></text:p>
      <text:p text:style-name="P9"><text:span text:style-name="T6">plot2d(t, lodka(t), style=color('red'), linewidth=2);</text:span></text:p>
      <text:p text:style-name="P9"><text:span text:style-name="T6">xtitle("Случай 1: \theta_0 = 0, r_0 = 18.3/5.9", "x (км)", "y (км)");</text:span></text:p>
      <text:p text:style-name="P9"><text:span text:style-name="T6">legend(["Катер (случай 1)", "Лодка браконьеров"], "in_upper_left");</text:span></text:p>
      <text:p text:style-name="P9"><text:span text:style-name="T6"/></text:p>
      <text:p text:style-name="P9"><text:span text:style-name="T6">// Второй подграфик - случай 2</text:span></text:p>
      <text:p text:style-name="P9"><text:span text:style-name="T6">subplot(1,2,2);</text:span></text:p>
      <text:p text:style-name="P9"><text:span text:style-name="T6">polarplot(theta2, r2, style=color('green'), linewidth=2);</text:span></text:p>
      <text:p text:style-name="P9"><text:span text:style-name="T6">plot2d(t, lodka(t), style=color('red'), linewidth=2);</text:span></text:p>
      <text:p text:style-name="P9"><text:span text:style-name="T6">xtitle("Случай 2: \theta_0 = -\pi, r_0 = 18.3/3.9", "x (км)", "y (км)");</text:span></text:p>
      <text:p text:style-name="P9"><text:span text:style-name="T6">legend(["Катер (случай 2)", "Лодка браконьеров"], "in_upper_left");</text:span></text:p>
      <text:p text:style-name="P9"><text:span text:style-name="T6"/></text:p>
      <text:p text:style-name="P9"><text:span text:style-name="T6">// Общий заголовок</text:span></text:p>
      <text:p text:style-name="P9"><text:span text:style-name="T6">// xtitle("Траектории движения катера и лодки (Вариант 64, n=4.9, k=18.3)");</text:span></text:p>
      <text:p text:style-name="P9"><text:span text:style-name="T6"/></text:p>
      <text:p text:style-name="P9"><text:soft-page-break/><text:span text:style-name="T6">// ВЫВОД АНАЛИТИЧЕСКИХ РЕШЕНИЙ</text:span></text:p>
      <text:p text:style-name="P9"><text:span text:style-name="T6">printf("\n ВАРИАНТ 64 \n");</text:span></text:p>
      <text:p text:style-name="P9"><text:span text:style-name="T6">printf("Начальное расстояние k = %g км\n", k);</text:span></text:p>
      <text:p text:style-name="P9"><text:span text:style-name="T6">printf("Отношение скоростей n = %g\n", n);</text:span></text:p>
      <text:p text:style-name="P9"><text:span text:style-name="T6">printf("sqrt(n²-1) = sqrt(23.01) = %g\n", sqrt(n*n-1));</text:span></text:p>
      <text:p text:style-name="P9"><text:span text:style-name="T6">printf("\n");</text:span></text:p>
      <text:p text:style-name="P9"><text:span text:style-name="T6"/></text:p>
      <text:p text:style-name="P9"><text:span text:style-name="T6">printf("СЛУЧАЙ 1 (θ₀ = 0):\n");</text:span></text:p>
      <text:p text:style-name="P9"><text:span text:style-name="T6">printf(" <text:s/>x₁ = k/(n+1) = %g/%g = %g км\n", k, n+1, x1);</text:span></text:p>
      <text:p text:style-name="P9"><text:span text:style-name="T6">printf(" <text:s/>r₁(θ) = %g * e^(θ/√23.01)\n", x1);</text:span></text:p>
      <text:p text:style-name="P9"><text:span text:style-name="T6">printf("\n");</text:span></text:p>
      <text:p text:style-name="P9"><text:span text:style-name="T6"/></text:p>
      <text:p text:style-name="P9"><text:span text:style-name="T6">printf("СЛУЧАЙ 2 (θ₀ = -π):\n");</text:span></text:p>
      <text:p text:style-name="P9"><text:span text:style-name="T6">printf(" <text:s/>x₂ = k/(n-1) = %g/%g = %g км\n", k, n-1, x2);</text:span></text:p>
      <text:p text:style-name="P9"><text:span text:style-name="T6">printf(" <text:s/>r₂(θ) = %g * e^((θ+π)/√23.01)\n", x2);</text:span></text:p>
      <text:p text:style-name="P9"><text:span text:style-name="T6">printf("\n");</text:span></text:p>
      <text:p text:style-name="P9"><text:span text:style-name="T6"/></text:p>
      <text:p text:style-name="P9"><text:span text:style-name="T6">// ТОЧКА ПЕРЕСЕЧЕНИЯ</text:span></text:p>
      <text:p text:style-name="P9"><text:span text:style-name="T6">// Аналитическое решение: r = C * exp(θ/√(n²-1))</text:span></text:p>
      <text:p text:style-name="P9"><text:span text:style-name="T6">// Подставляем θ = fi (угол движения лодки)</text:span></text:p>
      <text:p text:style-name="P9"><text:span text:style-name="T6"/></text:p>
      <text:p text:style-name="P9"><text:span text:style-name="T6">C1 = x1;</text:span></text:p>
      <text:p text:style-name="P9"><text:span text:style-name="T6">C2 = x2 * exp(%pi / sqrt(n*n-1)); <text:s/>// учет смещения на π</text:span></text:p>
      <text:p text:style-name="P9"><text:span text:style-name="T6"/></text:p>
      <text:p text:style-name="P9"><text:span text:style-name="T6">theta_intersect = fi; <text:s/>// угол, под которым движется лодка</text:span></text:p>
      <text:p text:style-name="P9"><text:span text:style-name="T6"/></text:p>
      <text:p text:style-name="P9"><text:span text:style-name="T6">// Радиус в точке пересечения для первого случая</text:span></text:p>
      <text:p text:style-name="P9"><text:span text:style-name="T6">r_intersect1 = C1 * exp(theta_intersect / sqrt(n*n-1));</text:span></text:p>
      <text:p text:style-name="P9"><text:span text:style-name="T6"/></text:p>
      <text:p text:style-name="P9"><text:span text:style-name="T6">// Радиус в точке пересечения для второго случая <text:s/></text:span></text:p>
      <text:p text:style-name="P9"><text:span text:style-name="T6">r_intersect2 = C2 * exp(theta_intersect / sqrt(n*n-1));</text:span></text:p>
      <text:p text:style-name="P9"><text:span text:style-name="T6"/></text:p>
      <text:p text:style-name="P9"><text:span text:style-name="T6">printf("ТОЧКИ ПЕРЕСЕЧЕНИЯ (при угле лодки fi = π/4 = %g рад):\n", fi);</text:span></text:p>
      <text:p text:style-name="P9"><text:span text:style-name="T6">printf(" <text:s/>Случай 1: r = %g км\n", r_intersect1);</text:span></text:p>
      <text:p text:style-name="P9"><text:span text:style-name="T6">printf(" <text:s/>Случай 2: r = %g км\n", r_intersect2);</text:span><text:bookmark-end text:name="__DdeLink__28_1736093134"/></text:p>
      <text:p text:style-name="P9"><text:span text:style-name="T6"/></text:p>
      <text:p text:style-name="P11"><text:span text:style-name="T6">take 2</text:span></text:p>
      <text:p text:style-name="P11"><text:span text:style-name="T6"/></text:p>
      <text:p text:style-name="P11"><text:bookmark-start text:name="__DdeLink__32_1736093134"/><text:span text:style-name="T6">// Исходные данные</text:span></text:p>
      <text:p text:style-name="P11"><text:span text:style-name="T6">s = 18.3; // начальное расстояние от лодки до катера</text:span></text:p>
      <text:p text:style-name="P11"><text:span text:style-name="T6">n = 4.9; // отношение скоростей катера и лодки</text:span></text:p>
      <text:p text:style-name="P11"><text:span text:style-name="T6">fi = %pi / 4; // угол направления движения лодки</text:span></text:p>
      <text:p text:style-name="P11"><text:span text:style-name="T6">// Функция, описывающая движение катера береговой охраны</text:span></text:p>
      <text:p text:style-name="P11"><text:span text:style-name="T6">function dr = f(theta, r)</text:span></text:p>
      <text:p text:style-name="P11"><text:span text:style-name="T6">dr = r / sqrt(n*n - 1);</text:span></text:p>
      <text:p text:style-name="P11"><text:span text:style-name="T6">endfunction</text:span></text:p>
      <text:p text:style-name="P11"><text:span text:style-name="T6">// Начальные условия для первого случая (катер ближе к полюсу)</text:span></text:p>
      <text:p text:style-name="P11"><text:span text:style-name="T6">r0_1 = s / (n + 1); // x1 = k / (n + 1)</text:span></text:p>
      <text:p text:style-name="P11"><text:span text:style-name="T6">theta0_1 = 0;</text:span></text:p>
      <text:p text:style-name="P11"><text:span text:style-name="T6">theta = 0:0.01:2*%pi;</text:span></text:p>
      <text:p text:style-name="P11"><text:span text:style-name="T6">r1 = ode(r0_1, theta0_1, theta, f);</text:span></text:p>
      <text:p text:style-name="P11"><text:span text:style-name="T6">// Начальные условия для второго случая (катер дальше от полюса)</text:span></text:p>
      <text:p text:style-name="P11"><text:soft-page-break/><text:span text:style-name="T6">r0_2 = s / (n - 1); // x2 = k / (n - 1)</text:span></text:p>
      <text:p text:style-name="P11"><text:span text:style-name="T6">theta0_2 = -%pi;</text:span></text:p>
      <text:p text:style-name="P11"><text:span text:style-name="T6">theta2 = -%pi:0.01:%pi;</text:span></text:p>
      <text:p text:style-name="P11"><text:span text:style-name="T6">r2 = ode(r0_2, theta0_2, theta2, f);</text:span></text:p>
      <text:p text:style-name="P11"><text:span text:style-name="T6">// Функция движения лодки браконьеров</text:span></text:p>
      <text:p text:style-name="P11"><text:span text:style-name="T6">function xt = f2(t)</text:span></text:p>
      <text:p text:style-name="P11"><text:span text:style-name="T6">xt = tan(fi) * t;</text:span></text:p>
      <text:p text:style-name="P11"><text:span text:style-name="T6">endfunction</text:span></text:p>
      <text:p text:style-name="P11"><text:span text:style-name="T6">t = 0:1:25;</text:span></text:p>
      <text:p text:style-name="P11"><text:span text:style-name="T6">// Графики</text:span></text:p>
      <text:p text:style-name="P11"><text:span text:style-name="T6">clf;</text:span></text:p>
      <text:p text:style-name="P11"><text:span text:style-name="T6">subplot(1,2,1);</text:span></text:p>
      <text:p text:style-name="P11"><text:span text:style-name="T6">polarplot(theta, r1, style=color('brown')); // катер (случай 1)</text:span></text:p>
      <text:p text:style-name="P11"><text:span text:style-name="T6">plot2d(t, f2(t), style=color('red')); // лодка</text:span></text:p>
      <text:p text:style-name="P11"><text:span text:style-name="T6">subplot(1,2,2);</text:span></text:p>
      <text:p text:style-name="P11"><text:span text:style-name="T6">polarplot(theta2, r2, style=color('purple')); // катер (случай 2)</text:span></text:p>
      <text:p text:style-name="P11"><text:span text:style-name="T6">plot2d(t, f2(t), style=color('red')); // лодка</text:span></text:p>
      <text:p text:style-name="P11"><text:span text:style-name="T6">// Отображение графиков</text:span></text:p>
      <text:p text:style-name="P11"><text:span text:style-name="T6">xtitle("Траектории движения катера и лодки (случай 1 - слева, случай 2 - справа", "�",</text:span></text:p>
      <text:p text:style-name="P11"><text:span text:style-name="T6">legend("Катер (случай 1)", "Лодка", "Катер (случай 2)");</text:span><text:bookmark-end text:name="__DdeLink__32_17360931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22:13:34.936667437</meta:creation-date>
    <dc:date>2026-03-05T00:42:31.541308754</dc:date>
    <meta:editing-duration>PT26M31S</meta:editing-duration>
    <meta:editing-cycles>3</meta:editing-cycles>
    <meta:generator>LibreOffice/24.2.7.2$Linux_X86_64 LibreOffice_project/420$Build-2</meta:generator>
    <meta:print-date>2026-03-04T23:51:49.722289963</meta:print-date>
    <meta:printed-by>PDF files</meta:printed-by>
    <meta:document-statistic meta:table-count="0" meta:image-count="0" meta:object-count="0" meta:page-count="4" meta:paragraph-count="137" meta:word-count="931" meta:character-count="5543" meta:non-whitespace-character-count="4707"/>
  </office:meta>
</office:document-meta>
</file>